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2" svg:font-family="OpenSymbol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Mangal" svg:font-family="Mangal" style:font-family-generic="swiss"/>
    <style:font-face style:name="Arial1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name-complex="Times New Roman1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name-complex="Times New Roman1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name-complex="Times New Roman1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rsid="001bf9da" officeooo:paragraph-rsid="001bf9d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officeooo:rsid="001bf9da" officeooo:paragraph-rsid="001bf9da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WWNum1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fo:font-weight="normal" style:font-size-asian="11pt" style:font-weight-asian="normal" style:font-name-complex="Arial2" style:font-size-complex="11pt" style:font-weight-complex="normal"/>
    </style:style>
    <style:style style:name="P14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2" style:family="text"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2" style:font-size-complex="11pt" style:font-weight-complex="bold"/>
    </style:style>
    <style:style style:name="T3" style:family="text">
      <style:text-properties style:font-name="Arial1" fo:font-size="11pt" fo:font-weight="normal" style:font-size-asian="11pt" style:font-weight-asian="normal" style:font-name-complex="Arial2" style:font-size-complex="11pt" style:font-weight-complex="normal"/>
    </style:style>
    <style:style style:name="T4" style:family="text">
      <style:text-properties style:font-name="Arial1" fo:font-size="11pt" style:text-underline-style="none" fo:font-weight="normal" style:font-size-asian="11pt" style:font-weight-asian="normal" style:font-name-complex="Arial2" style:font-size-complex="11pt" style:font-weight-complex="normal"/>
    </style:style>
    <style:style style:name="T5" style:family="text">
      <style:text-properties style:font-name="Arial1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style:font-size-asian="11pt" style:font-name-complex="Times New Roman1" style:font-size-complex="11pt"/>
    </style:style>
    <style:style style:name="T8" style:family="text">
      <style:text-properties fo:font-size="11pt" fo:font-weight="bold" style:font-size-asian="11pt" style:font-weight-asian="bold" style:font-name-complex="Times New Roman1" style:font-size-complex="11pt" style:font-weight-complex="bold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fo:font-weight="normal" style:font-size-asian="11pt" style:font-weight-asian="normal" style:font-name-complex="Times New Roman1" style:font-size-complex="11pt" style:font-weight-complex="normal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1bf9da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style:font-name-asian="SimSun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7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size="11pt" fo:font-style="normal" fo:font-weight="bold" officeooo:rsid="001bf9da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Matthew Mejia</text:span></text:p>
      <text:p text:style-name="P1"><text:span text:style-name="T7">Pasadena, CA 91107</text:span></text:p>
      <text:p text:style-name="P1"><text:span text:style-name="T7">Cell: 626.823.6452</text:span></text:p>
      <text:p text:style-name="P1"><text:span text:style-name="T7">Email: </text:span><text:a xlink:type="simple" xlink:href="mailto:mattcmej@gmail.com"><text:span text:style-name="Internet_20_link"><text:span text:style-name="T7">mattcmej@gmail.com</text:span></text:span></text:a></text:p>
      <text:p text:style-name="P1"/>
      <text:p text:style-name="P2"/>
      <text:p text:style-name="P10"><text:span text:style-name="T2">Education</text:span><text:span text:style-name="T3">__________________________________________________________________</text:span></text:p>
      <text:p text:style-name="P12"/>
      <text:p text:style-name="P10"><text:span text:style-name="T8">Occidental College, Los Angeles, California (class of 2015)</text:span></text:p>
      <text:p text:style-name="P10"><text:span text:style-name="T8">Major:</text:span><text:span text:style-name="T7"> Physics with Mathematics emphasis</text:span></text:p>
      <text:p text:style-name="P10"><text:span text:style-name="T8">Minor:</text:span><text:span text:style-name="T7"> Mathematics</text:span></text:p>
      <text:p text:style-name="P3"/>
      <text:p text:style-name="P3"/>
      <text:p text:style-name="P10"><text:span text:style-name="T2">Relevant Coursework</text:span><text:span text:style-name="T3">________________________________________________________</text:span></text:p>
      <text:p text:style-name="P13"/>
      <text:p text:style-name="P10"><text:span text:style-name="T8">Math Classes: </text:span></text:p>
      <text:p text:style-name="P10"><text:span text:style-name="T10">College Calculus, Linear Algebra, Multivariable Calculus, Discrete Mathematics, Graph Theory, Ordinary Differential Equations</text:span></text:p>
      <text:p text:style-name="P6"/>
      <text:p text:style-name="P10"><text:span text:style-name="T8">Physics Classes:</text:span></text:p>
      <text:p text:style-name="P10"><text:span text:style-name="T10">Introductory Mechanics, Waves and Optics, Introductory Electromagnetism, Modern Physics, Thermal Physics, Quantum Mechanics, Analytical Dynamics, Simulations in Physics (Programming Class), Math Methods in Physics, Advanced Electromagnetism, Solar Panel Independent Study</text:span></text:p>
      <text:p text:style-name="P6"/>
      <text:p text:style-name="P6"/>
      <text:p text:style-name="P10"><text:span text:style-name="T2">Professional Experience</text:span><text:span text:style-name="T4">_______________________________________________________</text:span></text:p>
      <text:p text:style-name="P5"/>
      <text:p text:style-name="P9">Sylvan EDGE Instructor, <text:span text:style-name="T24">Sylvan Learning, </text:span><text:span text:style-name="T23">Woodland Hills, CA<text:tab/><text:tab/></text:span><text:span text:style-name="T22">October 2016 – present</text:span></text:p>
      <text:p text:style-name="P7"><text:span text:style-name="T22">Teaching grade school children robotics with Lego kits and laptops, as well as instructing middle and high-school students in math, english, and science.</text:span></text:p>
      <text:p text:style-name="P5"/>
      <text:p text:style-name="P9">Tutor, <text:span text:style-name="T23">San Marino, CA<text:tab/><text:tab/><text:tab/><text:tab/><text:tab/><text:tab/><text:tab/><text:tab/></text:span><text:span text:style-name="T22">October 2016 – present</text:span></text:p>
      <text:p text:style-name="P7"><text:span text:style-name="T22">Independently tutoring high school students in physics, calculus, and math SAT prep.</text:span></text:p>
      <text:p text:style-name="P5"/>
      <text:p text:style-name="P10"><text:span text:style-name="T12">Substitute Teacher, </text:span><text:span text:style-name="T20">Flintridge Preparatory School, </text:span><text:span text:style-name="T13">La Ca</text:span><text:span text:style-name="T16">ñ</text:span><text:span text:style-name="T13">ada Flintridge, CA<text:tab/></text:span><text:span text:style-name="T12">January 2016 – present</text:span></text:p>
      <text:p text:style-name="P10"><text:span text:style-name="T13">Teaching as a substitute teacher for high school students in many subjects, but especially in math and physics.</text:span></text:p>
      <text:p text:style-name="P8"/>
      <text:p text:style-name="P10"><text:span text:style-name="T17">Tutor, </text:span><text:span text:style-name="T21">Perfect Fit College Consultants, </text:span><text:span text:style-name="T19">San Marino, CA<text:tab/><text:tab/></text:span><text:span text:style-name="T17">May 2015 – </text:span><text:span text:style-name="T18">October 2016</text:span></text:p>
      <text:p text:style-name="P10"><text:span text:style-name="T13">Tutor</text:span><text:span text:style-name="T14">ed</text:span><text:span text:style-name="T13"> high school students in physics, calculus, and math SAT prep. </text:span></text:p>
      <text:p text:style-name="P8"/>
      <text:p text:style-name="P10"><text:span text:style-name="T12">Customer Service / Insurance Verifier, </text:span><text:span text:style-name="T20">Healthy Halo Insurance Services, </text:span><text:span text:style-name="T13">Burbank, CA<text:tab/><text:tab/><text:tab/><text:tab/><text:tab/><text:tab/><text:tab/><text:tab/><text:tab/><text:tab/><text:tab/><text:tab/></text:span><text:span text:style-name="T12">June 2016</text:span></text:p>
      <text:p text:style-name="P10"><text:span text:style-name="T13">Verified clients' insurance information, answered questions regarding insurance, and entered data into relevant insurance forms. </text:span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/>
      <text:p text:style-name="P10"/>
      <text:p text:style-name="P10"><text:soft-page-break/><text:span text:style-name="T5">Volunteer Experience</text:span><text:span text:style-name="T6">__________________________________________________________</text:span></text:p>
      <text:p text:style-name="P8"/>
      <text:p text:style-name="P10"><text:span text:style-name="T17">Solar Cup Workshop Instructor, </text:span><text:span text:style-name="T21">Metropolitan Water District of Southern California</text:span><text:span text:style-name="T19">, Los Angeles, CA<text:tab/><text:tab/><text:tab/><text:tab/><text:tab/><text:tab/><text:tab/><text:tab/><text:tab/><text:tab/><text:tab/></text:span><text:span text:style-name="T17">December 13, 2014</text:span></text:p>
      <text:p text:style-name="P10"><text:span text:style-name="T13">Ran a workshop which taught high-school students about electrical circuits.</text:span></text:p>
      <text:p text:style-name="P8"/>
      <text:p text:style-name="P10"><text:span text:style-name="T9">English-Spanish Translator, </text:span><text:span text:style-name="T21">Occidental College</text:span><text:span text:style-name="T11">, Los Angeles, CA<text:tab/><text:tab/></text:span><text:span text:style-name="T9">January 2014</text:span></text:p>
      <text:p text:style-name="P10"><text:span text:style-name="T13">Translated between the Occidental College Glee Club and various Spanish-speaking choirs during the Occidental College Glee Club 2014 International Tour in Spain.</text:span></text:p>
      <text:p text:style-name="P10"/>
      <text:p text:style-name="P10"><text:span text:style-name="T5">Volunteer Experience (Continued)</text:span><text:span text:style-name="T6">_______________________________________________</text:span></text:p>
      <text:p text:style-name="P8"/>
      <text:p text:style-name="P10"><text:span text:style-name="T9">Solar Panel Programmer, </text:span><text:span text:style-name="T21">Occidental College, </text:span><text:span text:style-name="T19">Los Angeles, CA<text:tab/><text:tab/></text:span><text:span text:style-name="T17">June 2013 – December <text:tab/><text:tab/><text:tab/><text:tab/><text:tab/><text:tab/><text:tab/><text:tab/><text:tab/><text:tab/><text:tab/>2013<text:tab/></text:span></text:p>
      <text:p text:style-name="P10"><text:span text:style-name="T13">Created a schematic for a solar panel power tester and developed the program which the device uses.</text:span></text:p>
      <text:p text:style-name="P10"/>
      <text:p text:style-name="P5"/>
      <text:p text:style-name="P10"><text:span text:style-name="T2">Interests / Activities</text:span><text:span text:style-name="T3">_________________________________________________________</text:span></text:p>
      <text:list xml:id="list6210892454185268949" text:style-name="WWNum1">
        <text:list-item>
          <text:p text:style-name="P11"><text:span text:style-name="T15">Participated in Relay for Life on Occidental College Campus, Spring 2013</text:span></text:p>
        </text:list-item>
      </text:list>
      <text:p text:style-name="P3"/>
      <text:p text:style-name="P10"><text:span text:style-name="T2">Computer Skills</text:span><text:span text:style-name="T3">_____________________________________________________________</text:span></text:p>
      <text:list xml:id="list670005282059698149" text:style-name="WWNum2">
        <text:list-item>
          <text:p text:style-name="P14"><text:span text:style-name="T10">Typing: 72 WPM</text:span></text:p>
        </text:list-item>
        <text:list-item>
          <text:p text:style-name="P14"><text:span text:style-name="T10">Microsoft Word, Excel, PowerPoint: Proficient</text:span></text:p>
        </text:list-item>
        <text:list-item>
          <text:p text:style-name="P14"><text:span text:style-name="T10">Java Programming Language: Familiar</text:span></text:p>
        </text:list-item>
        <text:list-item>
          <text:p text:style-name="P14"><text:span text:style-name="T10">DipTrace PCB Design Software: Familiar</text:span></text:p>
        </text:list-item>
        <text:list-item>
          <text:p text:style-name="P14"><text:span text:style-name="T10">C Programming Language: Familiar</text:span></text:p>
        </text:list-item>
        <text:list-item>
          <text:p text:style-name="P14"><text:span text:style-name="T10">Soldering on Circuit Boards: Proficient</text:span></text:p>
        </text:list-item>
        <text:list-item>
          <text:p text:style-name="P14"><text:span text:style-name="T10">MuseScore Music Score Writing Software: Familiar</text:span></text:p>
        </text:list-item>
      </text:list>
      <text:p text:style-name="P5"/>
      <text:p text:style-name="P5"/>
      <text:p text:style-name="P10"><text:span text:style-name="T2">Language Skills</text:span><text:span text:style-name="T3">_____________________________________________________________</text:span></text:p>
      <text:list xml:id="list5314427419296215194" text:style-name="WWNum3">
        <text:list-item>
          <text:p text:style-name="P15"><text:span text:style-name="T10">Speaks conversational Spanish</text:span></text:p>
        </text:list-item>
        <text:list-item>
          <text:p text:style-name="P15"><text:span text:style-name="T10">Speaks conversational Tagalog</text:span></text:p>
        </text:list-item>
      </text:list>
      <text:p text:style-name="P4"/>
      <text:p text:style-name="P1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, 'Arial Unicode MS'" style:font-charset="x-symbol"/>
    <style:font-face style:name="OpenSymbol2" svg:font-family="OpenSymbol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Mangal" svg:font-family="Mangal" style:font-family-generic="swiss"/>
    <style:font-face style:name="Arial1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writing-mode="lr-tb"/>
      <style:text-properties fo:color="#00000a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/>
    </style:style>
    <style:style style:name="WW8Num1z0" style:family="text">
      <style:text-properties style:font-name="Symbol" fo:font-size="12pt" style:font-size-asian="12pt" style:font-name-complex="Symbol2" style:font-size-complex="12pt"/>
    </style:style>
    <style:style style:name="WW8Num1z1" style:family="text">
      <style:text-properties style:font-name="OpenSymbol" style:font-name-complex="OpenSymbol3"/>
    </style:style>
    <style:style style:name="WW8Num2z0" style:family="text">
      <style:text-properties style:font-name="Symbol" fo:font-size="12pt" style:font-size-asian="12pt" style:font-name-complex="Symbol2" style:font-size-complex="12pt"/>
    </style:style>
    <style:style style:name="WW8Num2z1" style:family="text">
      <style:text-properties style:font-name="OpenSymbol" style:font-name-complex="OpenSymbol3"/>
    </style:style>
    <style:style style:name="WW8Num3z0" style:family="text">
      <style:text-properties style:font-name="Symbol" style:font-name-complex="Symbol2"/>
    </style:style>
    <style:style style:name="WW8Num3z1" style:family="text">
      <style:text-properties style:font-name="OpenSymbol" style:font-name-complex="OpenSymbol3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2"/>
    </style:style>
    <style:style style:name="ListLabel_20_2" style:display-name="ListLabel 2" style:family="text">
      <style:text-properties style:font-name-complex="OpenSymbol3"/>
    </style:style>
    <style:style style:name="ListLabel_20_3" style:display-name="ListLabel 3" style:family="text">
      <style:text-properties fo:font-size="12pt" style:font-size-asian="12pt" style:font-name-complex="Symbol2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ListLabel_20_4" style:display-name="ListLabel 4" style:family="text">
      <style:text-properties fo:font-size="12pt" style:font-size-asian="12pt" style:font-name-complex="Symbol2" style:font-size-complex="12pt"/>
    </style:style>
    <style:style style:name="ListLabel_20_5" style:display-name="ListLabel 5" style:family="text">
      <style:text-properties style:font-name-complex="OpenSymbol4"/>
    </style:style>
    <style:style style:name="ListLabel_20_6" style:display-name="ListLabel 6" style:family="text">
      <style:text-properties style:font-name-complex="Symbol2"/>
    </style:style>
    <style:style style:name="ListLabel_20_7" style:display-name="ListLabel 7" style:family="text">
      <style:text-properties fo:font-size="12pt" style:font-size-asian="12pt" style:font-name-complex="Symbol2" style:font-size-complex="12pt"/>
    </style:style>
    <style:style style:name="ListLabel_20_8" style:display-name="ListLabel 8" style:family="text">
      <style:text-properties style:font-name-complex="OpenSymbol4"/>
    </style:style>
    <style:style style:name="ListLabel_20_9" style:display-name="ListLabel 9" style:family="text">
      <style:text-properties style:font-name-complex="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6:26:29</meta:creation-date>
    <dc:date>2016-12-01T14:58:41.357000000</dc:date>
    <meta:editing-cycles>2</meta:editing-cycles>
    <meta:editing-duration>PT28M39S</meta:editing-duration>
    <meta:generator>LibreOffice/4.1.0.4$Windows_x86 LibreOffice_project/89ea49ddacd9aa532507cbf852f2bb22b1ace28</meta:generator>
    <meta:document-statistic meta:table-count="0" meta:image-count="0" meta:object-count="0" meta:page-count="2" meta:paragraph-count="45" meta:word-count="367" meta:character-count="3222" meta:non-whitespace-character-count="2858"/>
  </office:meta>
</office:document-meta>
</file>